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5435*"/>
    </style:style>
    <style:style style:name="Table34.B" style:family="table-column">
      <style:table-column-properties style:column-width="37.84mm" style:rel-column-width="30049*"/>
    </style:style>
    <style:style style:name="Table34.C" style:family="table-column">
      <style:table-column-properties style:column-width="37.84mm" style:rel-column-width="30051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82.5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82.51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82.51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82.51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82.51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82.51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82.51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82.51mm" style:rel-column-width="65535*"/>
    </style:style>
    <style:style style:name="Table44.A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c51d3e"/>
    </style:style>
    <style:style style:name="P3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4" style:family="paragraph" style:parent-style-name="Text_20_body">
      <style:text-properties officeooo:rsid="02d9ee72" officeooo:paragraph-rsid="02d9ee72"/>
    </style:style>
    <style:style style:name="P5" style:family="paragraph" style:parent-style-name="Text_20_body">
      <style:text-properties officeooo:rsid="02d9ee72" officeooo:paragraph-rsid="0323402c"/>
    </style:style>
    <style:style style:name="P6" style:family="paragraph" style:parent-style-name="Text_20_body">
      <style:text-properties officeooo:paragraph-rsid="02f67386"/>
    </style:style>
    <style:style style:name="P7" style:family="paragraph" style:parent-style-name="Text_20_body">
      <style:text-properties officeooo:rsid="032317ea" officeooo:paragraph-rsid="0323402c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paragraph-rsid="0323402c"/>
    </style:style>
    <style:style style:name="P10" style:family="paragraph" style:parent-style-name="Text_20_body">
      <style:text-properties officeooo:rsid="03294366" officeooo:paragraph-rsid="03294366"/>
    </style:style>
    <style:style style:name="P11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31a16c8" officeooo:paragraph-rsid="03236a14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officeooo:rsid="02a75a69" officeooo:paragraph-rsid="02e44660"/>
    </style:style>
    <style:style style:name="P14" style:family="paragraph" style:parent-style-name="Preformatted_20_Text">
      <style:text-properties officeooo:rsid="02a75a69" officeooo:paragraph-rsid="0323402c"/>
    </style:style>
    <style:style style:name="P15" style:family="paragraph" style:parent-style-name="Preformatted_20_Text">
      <style:text-properties officeooo:rsid="02a75a69" officeooo:paragraph-rsid="03236a14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Preformatted_20_Text">
      <style:text-properties fo:font-weight="bold" officeooo:paragraph-rsid="0323402c" style:font-weight-asian="bold" style:font-weight-complex="bold"/>
    </style:style>
    <style:style style:name="P18" style:family="paragraph" style:parent-style-name="Preformatted_20_Text">
      <style:text-properties fo:font-weight="bold" officeooo:rsid="0324529e" officeooo:paragraph-rsid="0324529e" style:font-weight-asian="bold" style:font-weight-complex="bold"/>
    </style:style>
    <style:style style:name="P19" style:family="paragraph" style:parent-style-name="Preformatted_20_Text">
      <style:text-properties officeooo:paragraph-rsid="02c51d3e"/>
    </style:style>
    <style:style style:name="P20" style:family="paragraph" style:parent-style-name="Preformatted_20_Text">
      <style:text-properties officeooo:paragraph-rsid="02c7a57e"/>
    </style:style>
    <style:style style:name="P21" style:family="paragraph" style:parent-style-name="Preformatted_20_Text">
      <style:text-properties officeooo:paragraph-rsid="02dc5a22"/>
    </style:style>
    <style:style style:name="P22" style:family="paragraph" style:parent-style-name="Preformatted_20_Text">
      <style:text-properties officeooo:paragraph-rsid="02dcdc6c"/>
    </style:style>
    <style:style style:name="P23" style:family="paragraph" style:parent-style-name="Preformatted_20_Text">
      <style:text-properties officeooo:paragraph-rsid="02e44660"/>
    </style:style>
    <style:style style:name="P24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5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26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27" style:family="paragraph" style:parent-style-name="Preformatted_20_Text">
      <style:text-properties officeooo:paragraph-rsid="02e98129"/>
    </style:style>
    <style:style style:name="P28" style:family="paragraph" style:parent-style-name="Preformatted_20_Text">
      <style:text-properties officeooo:paragraph-rsid="02f0c1a1"/>
    </style:style>
    <style:style style:name="P29" style:family="paragraph" style:parent-style-name="Preformatted_20_Text">
      <style:text-properties officeooo:paragraph-rsid="02f67386"/>
    </style:style>
    <style:style style:name="P30" style:family="paragraph" style:parent-style-name="Preformatted_20_Text">
      <style:text-properties officeooo:paragraph-rsid="02f80eba"/>
    </style:style>
    <style:style style:name="P31" style:family="paragraph" style:parent-style-name="Preformatted_20_Text">
      <style:text-properties officeooo:rsid="02f93290" officeooo:paragraph-rsid="02f93290"/>
    </style:style>
    <style:style style:name="P32" style:family="paragraph" style:parent-style-name="Preformatted_20_Text">
      <style:text-properties officeooo:paragraph-rsid="02f93290"/>
    </style:style>
    <style:style style:name="P33" style:family="paragraph" style:parent-style-name="Preformatted_20_Text">
      <style:text-properties officeooo:rsid="02ff7f82" officeooo:paragraph-rsid="02ff7f82"/>
    </style:style>
    <style:style style:name="P34" style:family="paragraph" style:parent-style-name="Preformatted_20_Text">
      <style:text-properties officeooo:rsid="0300ea59" officeooo:paragraph-rsid="0300ea59"/>
    </style:style>
    <style:style style:name="P35" style:family="paragraph" style:parent-style-name="Preformatted_20_Text">
      <style:text-properties officeooo:paragraph-rsid="0303316b"/>
    </style:style>
    <style:style style:name="P36" style:family="paragraph" style:parent-style-name="Preformatted_20_Text">
      <style:text-properties officeooo:rsid="031b4181" officeooo:paragraph-rsid="031b4181"/>
    </style:style>
    <style:style style:name="P37" style:family="paragraph" style:parent-style-name="Preformatted_20_Text">
      <style:text-properties officeooo:paragraph-rsid="032065df"/>
    </style:style>
    <style:style style:name="P38" style:family="paragraph" style:parent-style-name="Preformatted_20_Text">
      <style:text-properties officeooo:rsid="03111d5a" officeooo:paragraph-rsid="03236a14"/>
    </style:style>
    <style:style style:name="P39" style:family="paragraph" style:parent-style-name="Preformatted_20_Text">
      <style:text-properties officeooo:rsid="032317ea" officeooo:paragraph-rsid="0323402c"/>
    </style:style>
    <style:style style:name="P40" style:family="paragraph" style:parent-style-name="Preformatted_20_Text">
      <style:text-properties officeooo:paragraph-rsid="0323402c"/>
    </style:style>
    <style:style style:name="P41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2" style:family="paragraph" style:parent-style-name="Preformatted_20_Text">
      <style:text-properties officeooo:rsid="02a75a69" officeooo:paragraph-rsid="03236a14" style:text-scale="99%"/>
    </style:style>
    <style:style style:name="P43" style:family="paragraph" style:parent-style-name="Preformatted_20_Text">
      <style:text-properties officeooo:paragraph-rsid="03236a14"/>
    </style:style>
    <style:style style:name="P44" style:family="paragraph" style:parent-style-name="Preformatted_20_Text">
      <style:text-properties officeooo:rsid="03180f3f" officeooo:paragraph-rsid="03236a14"/>
    </style:style>
    <style:style style:name="P45" style:family="paragraph" style:parent-style-name="Preformatted_20_Text">
      <style:text-properties officeooo:rsid="031a16c8" officeooo:paragraph-rsid="03236a14"/>
    </style:style>
    <style:style style:name="P46" style:family="paragraph" style:parent-style-name="Preformatted_20_Text">
      <style:paragraph-properties fo:text-align="center" style:justify-single-word="false"/>
    </style:style>
    <style:style style:name="P47" style:family="paragraph" style:parent-style-name="Preformatted_20_Text">
      <style:paragraph-properties fo:text-align="center" style:justify-single-word="false"/>
      <style:text-properties officeooo:paragraph-rsid="03236a14"/>
    </style:style>
    <style:style style:name="P48" style:family="paragraph" style:parent-style-name="Preformatted_20_Text">
      <style:text-properties officeooo:rsid="03294366" officeooo:paragraph-rsid="03294366"/>
    </style:style>
    <style:style style:name="P49" style:family="paragraph" style:parent-style-name="Preformatted_20_Text">
      <style:text-properties officeooo:paragraph-rsid="03295c27"/>
    </style:style>
    <style:style style:name="P50" style:family="paragraph" style:parent-style-name="Preformatted_20_Text">
      <style:text-properties officeooo:rsid="0329a035" officeooo:paragraph-rsid="0329a035"/>
    </style:style>
    <style:style style:name="P51" style:family="paragraph" style:parent-style-name="Preformatted_20_Text">
      <style:text-properties officeooo:rsid="0329a035" officeooo:paragraph-rsid="032bb928"/>
    </style:style>
    <style:style style:name="P52" style:family="paragraph" style:parent-style-name="Preformatted_20_Text">
      <style:text-properties officeooo:paragraph-rsid="032bb928"/>
    </style:style>
    <style:style style:name="P53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4" style:family="paragraph" style:parent-style-name="Standard">
      <style:text-properties officeooo:paragraph-rsid="02c7597a"/>
    </style:style>
    <style:style style:name="P55" style:family="paragraph" style:parent-style-name="Standard">
      <style:text-properties officeooo:paragraph-rsid="02d9ee72"/>
    </style:style>
    <style:style style:name="P56" style:family="paragraph" style:parent-style-name="Standard">
      <style:text-properties officeooo:paragraph-rsid="02e98129"/>
    </style:style>
    <style:style style:name="P57" style:family="paragraph" style:parent-style-name="Standard">
      <style:text-properties fo:font-size="10pt"/>
    </style:style>
    <style:style style:name="P58" style:family="paragraph" style:parent-style-name="Standard">
      <style:text-properties fo:font-size="10pt" officeooo:paragraph-rsid="02ecd02a"/>
    </style:style>
    <style:style style:name="P59" style:family="paragraph" style:parent-style-name="Standard">
      <style:text-properties officeooo:rsid="02d9ee72" officeooo:paragraph-rsid="02d9ee72"/>
    </style:style>
    <style:style style:name="P60" style:family="paragraph" style:parent-style-name="Standard">
      <style:text-properties officeooo:paragraph-rsid="02f67386"/>
    </style:style>
    <style:style style:name="P61" style:family="paragraph" style:parent-style-name="Standard">
      <style:text-properties officeooo:paragraph-rsid="029d35c0"/>
    </style:style>
    <style:style style:name="P62" style:family="paragraph" style:parent-style-name="Standard">
      <style:text-properties officeooo:rsid="032317ea" officeooo:paragraph-rsid="0323402c"/>
    </style:style>
    <style:style style:name="P63" style:family="paragraph" style:parent-style-name="Standard">
      <style:text-properties officeooo:paragraph-rsid="0323402c"/>
    </style:style>
    <style:style style:name="P64" style:family="paragraph" style:parent-style-name="Standard">
      <style:paragraph-properties fo:text-align="start" style:justify-single-word="false"/>
      <style:text-properties officeooo:paragraph-rsid="0323402c"/>
    </style:style>
    <style:style style:name="P65" style:family="paragraph" style:parent-style-name="Standard">
      <style:paragraph-properties fo:text-align="end" style:justify-single-word="false"/>
      <style:text-properties officeooo:paragraph-rsid="0323402c"/>
    </style:style>
    <style:style style:name="P66" style:family="paragraph" style:parent-style-name="Standard">
      <style:paragraph-properties fo:text-align="center" style:justify-single-word="false"/>
      <style:text-properties officeooo:paragraph-rsid="0323402c"/>
    </style:style>
    <style:style style:name="P67" style:family="paragraph" style:parent-style-name="Standard">
      <style:text-properties officeooo:paragraph-rsid="03236a14"/>
    </style:style>
    <style:style style:name="P68" style:family="paragraph" style:parent-style-name="Standard">
      <style:text-properties fo:font-weight="bold" officeooo:paragraph-rsid="03236a14" style:font-weight-asian="bold" style:font-weight-complex="bold"/>
    </style:style>
    <style:style style:name="P69" style:family="paragraph" style:parent-style-name="Standard">
      <style:text-properties officeooo:rsid="03180f3f" officeooo:paragraph-rsid="03236a14"/>
    </style:style>
    <style:style style:name="P70" style:family="paragraph" style:parent-style-name="Standard">
      <style:text-properties fo:font-weight="normal" style:font-weight-asian="normal" style:font-weight-complex="normal"/>
    </style:style>
    <style:style style:name="P71" style:family="paragraph" style:parent-style-name="Standard">
      <style:text-properties officeooo:rsid="03294366" officeooo:paragraph-rsid="03294366"/>
    </style:style>
    <style:style style:name="P72" style:family="paragraph" style:parent-style-name="Standard">
      <style:text-properties officeooo:paragraph-rsid="03294366"/>
    </style:style>
    <style:style style:name="P73" style:family="paragraph" style:parent-style-name="Standard">
      <style:text-properties officeooo:paragraph-rsid="030472bd"/>
    </style:style>
    <style:style style:name="P74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5" style:family="paragraph" style:parent-style-name="Heading_20_2">
      <style:text-properties officeooo:paragraph-rsid="02e44660"/>
    </style:style>
    <style:style style:name="P76" style:family="paragraph" style:parent-style-name="Heading_20_2">
      <style:text-properties officeooo:paragraph-rsid="02f67386"/>
    </style:style>
    <style:style style:name="P77" style:family="paragraph" style:parent-style-name="Heading_20_2">
      <style:text-properties officeooo:rsid="02e6bf54"/>
    </style:style>
    <style:style style:name="P78" style:family="paragraph" style:parent-style-name="Heading_20_2">
      <style:text-properties officeooo:paragraph-rsid="030cdc35"/>
    </style:style>
    <style:style style:name="P79" style:family="paragraph" style:parent-style-name="Heading_20_2">
      <style:text-properties officeooo:paragraph-rsid="0323402c"/>
    </style:style>
    <style:style style:name="P80" style:family="paragraph" style:parent-style-name="Heading_20_2">
      <style:text-properties officeooo:rsid="02d6ed45" officeooo:paragraph-rsid="0323402c"/>
    </style:style>
    <style:style style:name="P81" style:family="paragraph" style:parent-style-name="Heading_20_2">
      <style:text-properties officeooo:paragraph-rsid="03236a14"/>
    </style:style>
    <style:style style:name="P82" style:family="paragraph" style:parent-style-name="Heading_20_2">
      <style:text-properties officeooo:rsid="03111d5a" officeooo:paragraph-rsid="03236a14"/>
    </style:style>
    <style:style style:name="P83" style:family="paragraph" style:parent-style-name="Heading_20_2">
      <style:text-properties officeooo:rsid="02a9abd0" officeooo:paragraph-rsid="03236a14"/>
    </style:style>
    <style:style style:name="P84" style:family="paragraph" style:parent-style-name="Heading_20_2">
      <style:paragraph-properties fo:break-before="column"/>
    </style:style>
    <style:style style:name="P85" style:family="paragraph" style:parent-style-name="Heading_20_2">
      <style:paragraph-properties fo:break-before="column"/>
      <style:text-properties officeooo:paragraph-rsid="02f67386"/>
    </style:style>
    <style:style style:name="P86" style:family="paragraph" style:parent-style-name="Heading_20_2">
      <style:paragraph-properties fo:break-before="column"/>
      <style:text-properties officeooo:paragraph-rsid="030cdc35"/>
    </style:style>
    <style:style style:name="P87" style:family="paragraph" style:parent-style-name="Heading_20_2">
      <style:paragraph-properties fo:break-before="column"/>
      <style:text-properties officeooo:paragraph-rsid="0323402c"/>
    </style:style>
    <style:style style:name="P88" style:family="paragraph" style:parent-style-name="Heading_20_2">
      <style:paragraph-properties fo:break-before="column"/>
      <style:text-properties officeooo:paragraph-rsid="02eadc1c"/>
    </style:style>
    <style:style style:name="P89" style:family="paragraph" style:parent-style-name="Heading_20_2">
      <style:paragraph-properties fo:break-before="column"/>
      <style:text-properties officeooo:rsid="0288c540" officeooo:paragraph-rsid="0323402c"/>
    </style:style>
    <style:style style:name="P90" style:family="paragraph" style:parent-style-name="Heading_20_2">
      <style:paragraph-properties fo:break-before="column"/>
      <style:text-properties officeooo:paragraph-rsid="02f49256"/>
    </style:style>
    <style:style style:name="P91" style:family="paragraph" style:parent-style-name="Heading_20_1">
      <style:paragraph-properties fo:break-before="column"/>
      <style:text-properties officeooo:rsid="032317ea" officeooo:paragraph-rsid="032317ea"/>
    </style:style>
    <style:style style:name="P92" style:family="paragraph" style:parent-style-name="Heading_20_1">
      <style:text-properties officeooo:rsid="03294366" officeooo:paragraph-rsid="03294366"/>
    </style:style>
    <style:style style:name="P93" style:family="paragraph" style:parent-style-name="Heading_20_1">
      <style:paragraph-properties fo:break-before="page"/>
      <style:text-properties officeooo:rsid="02fde83b" officeooo:paragraph-rsid="02fde83b"/>
    </style:style>
    <style:style style:name="P94" style:family="paragraph" style:parent-style-name="Heading_20_1">
      <style:paragraph-properties fo:break-before="page"/>
      <style:text-properties officeooo:rsid="03294366" officeooo:paragraph-rsid="03294366"/>
    </style:style>
    <style:style style:name="P9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98" style:family="paragraph" style:parent-style-name="Text_20_body">
      <style:text-properties officeooo:rsid="02d9ee72" officeooo:paragraph-rsid="032e1fa7"/>
    </style:style>
    <style:style style:name="P99" style:family="paragraph" style:parent-style-name="Text_20_body">
      <style:text-properties officeooo:paragraph-rsid="03321e46"/>
    </style:style>
    <style:style style:name="P100" style:family="paragraph" style:parent-style-name="Text_20_body">
      <style:text-properties officeooo:paragraph-rsid="033a4f93"/>
    </style:style>
    <style:style style:name="P101" style:family="paragraph" style:parent-style-name="Text_20_body">
      <style:paragraph-properties fo:break-before="column"/>
      <style:text-properties officeooo:paragraph-rsid="03321e46"/>
    </style:style>
    <style:style style:name="P102" style:family="paragraph" style:parent-style-name="Heading_20_1">
      <style:text-properties officeooo:rsid="02d9ee72" officeooo:paragraph-rsid="02d9ee72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Preformatted_20_Text" style:list-style-name="">
      <style:text-properties officeooo:rsid="03111d5a" officeooo:paragraph-rsid="03236a14"/>
    </style:style>
    <style:style style:name="P105" style:family="paragraph" style:parent-style-name="Preformatted_20_Text">
      <style:text-properties officeooo:rsid="032bb928" officeooo:paragraph-rsid="032bb928"/>
    </style:style>
    <style:style style:name="P106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107" style:family="paragraph" style:parent-style-name="Preformatted_20_Text">
      <style:text-properties officeooo:paragraph-rsid="032e1fa7"/>
    </style:style>
    <style:style style:name="P108" style:family="paragraph" style:parent-style-name="Preformatted_20_Text">
      <style:text-properties officeooo:paragraph-rsid="0330ae4d"/>
    </style:style>
    <style:style style:name="P109" style:family="paragraph" style:parent-style-name="Preformatted_20_Text">
      <style:text-properties officeooo:rsid="03332b60" officeooo:paragraph-rsid="03332b60"/>
    </style:style>
    <style:style style:name="P110" style:family="paragraph" style:parent-style-name="Preformatted_20_Text">
      <style:text-properties officeooo:paragraph-rsid="03332b60"/>
    </style:style>
    <style:style style:name="P111" style:family="paragraph" style:parent-style-name="Preformatted_20_Text">
      <style:text-properties officeooo:rsid="033427af" officeooo:paragraph-rsid="033427af"/>
    </style:style>
    <style:style style:name="P112" style:family="paragraph" style:parent-style-name="Preformatted_20_Text">
      <style:text-properties officeooo:rsid="0335f0b4" officeooo:paragraph-rsid="0335f0b4"/>
    </style:style>
    <style:style style:name="P113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114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115" style:family="paragraph" style:parent-style-name="Preformatted_20_Text">
      <style:text-properties officeooo:rsid="0336e50a" officeooo:paragraph-rsid="0336e50a"/>
    </style:style>
    <style:style style:name="P116" style:family="paragraph" style:parent-style-name="Heading_20_3">
      <style:text-properties officeooo:paragraph-rsid="02c51d3e"/>
    </style:style>
    <style:style style:name="P117" style:family="paragraph" style:parent-style-name="Heading_20_3">
      <style:text-properties officeooo:paragraph-rsid="02c7a57e"/>
    </style:style>
    <style:style style:name="P118" style:family="paragraph" style:parent-style-name="Heading_20_3">
      <style:text-properties officeooo:paragraph-rsid="02eadc1c"/>
    </style:style>
    <style:style style:name="P119" style:family="paragraph" style:parent-style-name="Heading_20_3">
      <style:text-properties officeooo:rsid="030cdc35" officeooo:paragraph-rsid="030cdc35"/>
    </style:style>
    <style:style style:name="P120" style:family="paragraph" style:parent-style-name="Heading_20_3">
      <style:paragraph-properties fo:text-align="center" style:justify-single-word="false"/>
      <style:text-properties officeooo:paragraph-rsid="03236a14"/>
    </style:style>
    <style:style style:name="P121" style:family="paragraph" style:parent-style-name="Heading_20_3">
      <style:paragraph-properties fo:text-align="start" style:justify-single-word="false"/>
      <style:text-properties officeooo:paragraph-rsid="03236a14"/>
    </style:style>
    <style:style style:name="P122" style:family="paragraph" style:parent-style-name="Heading_20_3">
      <style:text-properties officeooo:paragraph-rsid="03236a14"/>
    </style:style>
    <style:style style:name="P123" style:family="paragraph" style:parent-style-name="Heading_20_3">
      <style:text-properties officeooo:paragraph-rsid="02f67386"/>
    </style:style>
    <style:style style:name="P124" style:family="paragraph" style:parent-style-name="Heading_20_3">
      <style:text-properties officeooo:paragraph-rsid="0323402c"/>
    </style:style>
    <style:style style:name="P125" style:family="paragraph" style:parent-style-name="Heading_20_3">
      <style:text-properties officeooo:rsid="033216ab" officeooo:paragraph-rsid="033216ab"/>
    </style:style>
    <style:style style:name="P126" style:family="paragraph" style:parent-style-name="Heading_20_3">
      <style:text-properties officeooo:paragraph-rsid="0335f0b4"/>
    </style:style>
    <style:style style:name="P127" style:family="paragraph" style:parent-style-name="Heading_20_3" style:master-page-name="">
      <loext:graphic-properties draw:fill="none"/>
      <style:paragraph-properties fo:margin-left="0mm" fo:margin-right="0mm" fo:margin-top="3mm" fo:margin-bottom="2.12mm" loext:contextual-spacing="false" fo:text-indent="0mm" style:auto-text-indent="false" style:page-number="auto" fo:background-color="transparent" fo:keep-with-next="always"/>
    </style:style>
    <style:style style:name="P128" style:family="paragraph" style:parent-style-name="Heading_20_3">
      <style:paragraph-properties fo:break-before="column"/>
    </style:style>
    <style:style style:name="P129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ac898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T13" style:family="text">
      <style:text-properties style:font-name="Liberation Mono" fo:font-weight="normal" style:font-weight-asian="normal" style:font-weight-complex="normal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3348d61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2a75a69" style:font-weight-asian="bold" style:font-weight-complex="bold"/>
    </style:style>
    <style:style style:name="T22" style:family="text">
      <style:text-properties fo:font-weight="bold" officeooo:rsid="02b7295a" style:font-weight-asian="bold" style:font-weight-complex="bold"/>
    </style:style>
    <style:style style:name="T23" style:family="text">
      <style:text-properties fo:font-weight="bold" officeooo:rsid="032317ea" style:font-weight-asian="bold" style:font-weight-complex="bold"/>
    </style:style>
    <style:style style:name="T24" style:family="text">
      <style:text-properties fo:font-weight="bold" officeooo:rsid="03294366" style:font-weight-asian="bold" style:font-weight-complex="bold"/>
    </style:style>
    <style:style style:name="T25" style:family="text">
      <style:text-properties fo:font-weight="bold" officeooo:rsid="0335f0b4" style:font-weight-asian="bold" style:font-weight-complex="bold"/>
    </style:style>
    <style:style style:name="T26" style:family="text">
      <style:text-properties officeooo:rsid="028b64d8"/>
    </style:style>
    <style:style style:name="T27" style:family="text">
      <style:text-properties officeooo:rsid="029d35c0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font-weight="bold" style:font-weight-asian="bold" style:font-weight-complex="bold"/>
    </style:style>
    <style:style style:name="T31" style:family="text">
      <style:text-properties fo:font-size="10pt" fo:font-weight="bold" officeooo:rsid="032317ea" style:font-weight-asian="bold" style:font-weight-complex="bold"/>
    </style:style>
    <style:style style:name="T32" style:family="text">
      <style:text-properties officeooo:rsid="02b1f2fe"/>
    </style:style>
    <style:style style:name="T33" style:family="text">
      <style:text-properties officeooo:rsid="02b7295a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style:font-size-asian="10pt" style:font-size-complex="10pt"/>
    </style:style>
    <style:style style:name="T38" style:family="text">
      <style:text-properties style:font-name="Liberation Serif" fo:font-size="12pt" officeooo:rsid="030ea4e9" style:font-size-asian="10pt" style:font-size-complex="10pt"/>
    </style:style>
    <style:style style:name="T39" style:family="text">
      <style:text-properties officeooo:rsid="02d6cdca"/>
    </style:style>
    <style:style style:name="T40" style:family="text">
      <style:text-properties officeooo:rsid="02d9ee72"/>
    </style:style>
    <style:style style:name="T41" style:family="text">
      <style:text-properties officeooo:rsid="02ecd02a"/>
    </style:style>
    <style:style style:name="T42" style:family="text">
      <style:text-properties officeooo:rsid="02f93290"/>
    </style:style>
    <style:style style:name="T43" style:family="text">
      <style:text-properties officeooo:rsid="02fc2a99"/>
    </style:style>
    <style:style style:name="T44" style:family="text">
      <style:text-properties fo:font-size="8pt" style:font-size-asian="10pt" style:font-size-complex="10pt"/>
    </style:style>
    <style:style style:name="T45" style:family="text">
      <style:text-properties fo:font-size="8pt" officeooo:rsid="02fde83b" style:font-size-asian="10pt" style:font-size-complex="10pt"/>
    </style:style>
    <style:style style:name="T46" style:family="text">
      <style:text-properties fo:font-size="8pt" officeooo:rsid="0335f0b4" style:font-size-asian="10pt" style:font-size-complex="10pt"/>
    </style:style>
    <style:style style:name="T47" style:family="text">
      <style:text-properties officeooo:rsid="030472bd"/>
    </style:style>
    <style:style style:name="T48" style:family="text">
      <style:text-properties officeooo:rsid="030ea4e9"/>
    </style:style>
    <style:style style:name="T49" style:family="text">
      <style:text-properties officeooo:rsid="03111d5a"/>
    </style:style>
    <style:style style:name="T50" style:family="text">
      <style:text-properties officeooo:rsid="031ca7af"/>
    </style:style>
    <style:style style:name="T51" style:family="text">
      <style:text-properties officeooo:rsid="032317ea"/>
    </style:style>
    <style:style style:name="T52" style:family="text">
      <style:text-properties officeooo:rsid="0323402c"/>
    </style:style>
    <style:style style:name="T53" style:family="text">
      <style:text-properties officeooo:rsid="03288436"/>
    </style:style>
    <style:style style:name="T54" style:family="text">
      <style:text-properties officeooo:rsid="03294366"/>
    </style:style>
    <style:style style:name="T55" style:family="text">
      <style:text-properties officeooo:rsid="03295c27"/>
    </style:style>
    <style:style style:name="T56" style:family="text">
      <style:text-properties officeooo:rsid="032bb928"/>
    </style:style>
    <style:style style:name="T57" style:family="text">
      <style:text-properties officeooo:rsid="032d1e19"/>
    </style:style>
    <style:style style:name="T58" style:family="text">
      <style:text-properties officeooo:rsid="032e1fa7"/>
    </style:style>
    <style:style style:name="T59" style:family="text">
      <style:text-properties officeooo:rsid="03321e46"/>
    </style:style>
    <style:style style:name="T60" style:family="text">
      <style:text-properties officeooo:rsid="03332b60"/>
    </style:style>
    <style:style style:name="T61" style:family="text">
      <style:text-properties officeooo:rsid="033379f4"/>
    </style:style>
    <style:style style:name="T62" style:family="text">
      <style:text-properties officeooo:rsid="03348d61"/>
    </style:style>
    <style:style style:name="T63" style:family="text">
      <style:text-properties officeooo:rsid="0335f0b4"/>
    </style:style>
    <style:style style:name="T64" style:family="text">
      <style:text-properties fo:font-size="6pt" style:font-size-asian="10pt" style:font-size-complex="10pt"/>
    </style:style>
    <style:style style:name="T65" style:family="text">
      <style:text-properties fo:font-size="6pt" officeooo:rsid="0335f0b4" style:font-size-asian="10pt" style:font-size-complex="10pt"/>
    </style:style>
    <style:style style:name="T66" style:family="text">
      <style:text-properties officeooo:rsid="033a4f93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29">SQL</text:p>
        <text:p text:style-name="P74">v 0.<text:span text:style-name="T50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95"><text:a xlink:type="simple" xlink:href="#__RefHeading___Toc14230_579920525" text:style-name="Index_20_Link" text:visited-style-name="Index_20_Link">ruby sqlite3<text:tab/>1</text:a></text:p>
            <text:p text:style-name="P96"><text:a xlink:type="simple" xlink:href="#__RefHeading___Toc1672_1416014115" text:style-name="Index_20_Link" text:visited-style-name="Index_20_Link">Commands<text:tab/>1</text:a></text:p>
            <text:p text:style-name="P96"><text:a xlink:type="simple" xlink:href="#__RefHeading___Toc673_2075352930" text:style-name="Index_20_Link" text:visited-style-name="Index_20_Link">Parameters<text:tab/>1</text:a></text:p>
            <text:p text:style-name="P96"><text:a xlink:type="simple" xlink:href="#__RefHeading___Toc14122_1937033018" text:style-name="Index_20_Link" text:visited-style-name="Index_20_Link">CREATE TABLE<text:tab/>2</text:a></text:p>
            <text:p text:style-name="P97"><text:a xlink:type="simple" xlink:href="#__RefHeading___Toc1029_244296874" text:style-name="Index_20_Link" text:visited-style-name="Index_20_Link">Primary Key<text:tab/>2</text:a></text:p>
            <text:p text:style-name="P97"><text:a xlink:type="simple" xlink:href="#__RefHeading___Toc1031_244296874" text:style-name="Index_20_Link" text:visited-style-name="Index_20_Link">Foreign Key<text:tab/>2</text:a></text:p>
            <text:p text:style-name="P96"><text:a xlink:type="simple" xlink:href="#__RefHeading___Toc1674_1416014115" text:style-name="Index_20_Link" text:visited-style-name="Index_20_Link">ALTER TABLE<text:tab/>2</text:a></text:p>
            <text:p text:style-name="P96"><text:a xlink:type="simple" xlink:href="#__RefHeading___Toc14124_1937033018" text:style-name="Index_20_Link" text:visited-style-name="Index_20_Link">DELETE<text:tab/>2</text:a></text:p>
            <text:p text:style-name="P96"><text:a xlink:type="simple" xlink:href="#__RefHeading___Toc14395_703006447" text:style-name="Index_20_Link" text:visited-style-name="Index_20_Link">JOIN<text:tab/>2</text:a></text:p>
            <text:p text:style-name="P97"><text:a xlink:type="simple" xlink:href="#__RefHeading___Toc1121_244296874" text:style-name="Index_20_Link" text:visited-style-name="Index_20_Link">Inner Join<text:tab/>2</text:a></text:p>
            <text:p text:style-name="P97"><text:a xlink:type="simple" xlink:href="#__RefHeading___Toc1123_244296874" text:style-name="Index_20_Link" text:visited-style-name="Index_20_Link">Outer Join<text:tab/>2</text:a></text:p>
            <text:p text:style-name="P96"><text:a xlink:type="simple" xlink:href="#__RefHeading___Toc14130_1937033018" text:style-name="Index_20_Link" text:visited-style-name="Index_20_Link">INSERT<text:tab/>3</text:a></text:p>
            <text:p text:style-name="P96"><text:a xlink:type="simple" xlink:href="#__RefHeading___Toc14300_579920525" text:style-name="Index_20_Link" text:visited-style-name="Index_20_Link">GROUP BY<text:tab/>3</text:a></text:p>
            <text:p text:style-name="P96"><text:a xlink:type="simple" xlink:href="#__RefHeading___Toc1715_1416014115" text:style-name="Index_20_Link" text:visited-style-name="Index_20_Link">ORDER BY<text:tab/>3</text:a></text:p>
            <text:p text:style-name="P96"><text:a xlink:type="simple" xlink:href="#__RefHeading___Toc14132_1937033018" text:style-name="Index_20_Link" text:visited-style-name="Index_20_Link">LIKE<text:tab/>3</text:a></text:p>
            <text:p text:style-name="P97"><text:a xlink:type="simple" xlink:href="#__RefHeading___Toc787_2075352930" text:style-name="Index_20_Link" text:visited-style-name="Index_20_Link">_ underscore<text:tab/>3</text:a></text:p>
            <text:p text:style-name="P97"><text:a xlink:type="simple" xlink:href="#__RefHeading___Toc789_2075352930" text:style-name="Index_20_Link" text:visited-style-name="Index_20_Link">% percent<text:tab/>3</text:a></text:p>
            <text:p text:style-name="P97"><text:a xlink:type="simple" xlink:href="#__RefHeading___Toc10502_1592907931" text:style-name="Index_20_Link" text:visited-style-name="Index_20_Link">concat<text:tab/>3</text:a></text:p>
            <text:p text:style-name="P96"><text:a xlink:type="simple" xlink:href="#__RefHeading___Toc1717_1416014115" text:style-name="Index_20_Link" text:visited-style-name="Index_20_Link">Booleans<text:tab/>3</text:a></text:p>
            <text:p text:style-name="P97"><text:a xlink:type="simple" xlink:href="#__RefHeading___Toc951_2075352930" text:style-name="Index_20_Link" text:visited-style-name="Index_20_Link">AND<text:tab/>3</text:a></text:p>
            <text:p text:style-name="P97"><text:a xlink:type="simple" xlink:href="#__RefHeading___Toc953_2075352930" text:style-name="Index_20_Link" text:visited-style-name="Index_20_Link"><text:s/>OR<text:tab/>3</text:a></text:p>
            <text:p text:style-name="P97"><text:a xlink:type="simple" xlink:href="#__RefHeading___Toc1634_2242988773" text:style-name="Index_20_Link" text:visited-style-name="Index_20_Link">XOR<text:tab/>3</text:a></text:p>
            <text:p text:style-name="P96"><text:a xlink:type="simple" xlink:href="#__RefHeading___Toc14401_703006447" text:style-name="Index_20_Link" text:visited-style-name="Index_20_Link">SELECT<text:tab/>4</text:a></text:p>
            <text:p text:style-name="P97"><text:a xlink:type="simple" xlink:href="#__RefHeading___Toc1125_244296874" text:style-name="Index_20_Link" text:visited-style-name="Index_20_Link">to query multiple tables<text:tab/>4</text:a></text:p>
            <text:p text:style-name="P96"><text:a xlink:type="simple" xlink:href="#__RefHeading___Toc14150_1937033018" text:style-name="Index_20_Link" text:visited-style-name="Index_20_Link">SELECT DISTINCT<text:tab/>4</text:a></text:p>
            <text:p text:style-name="P96"><text:a xlink:type="simple" xlink:href="#__RefHeading___Toc1676_1416014115" text:style-name="Index_20_Link" text:visited-style-name="Index_20_Link">NULL<text:tab/>4</text:a></text:p>
            <text:p text:style-name="P96"><text:a xlink:type="simple" xlink:href="#__RefHeading___Toc1678_1416014115" text:style-name="Index_20_Link" text:visited-style-name="Index_20_Link">DATE<text:tab/>4</text:a></text:p>
            <text:p text:style-name="P96"><text:a xlink:type="simple" xlink:href="#__RefHeading___Toc14154_1937033018" text:style-name="Index_20_Link" text:visited-style-name="Index_20_Link">UPDATE<text:tab/>4</text:a></text:p>
            <text:p text:style-name="P96"><text:a xlink:type="simple" xlink:href="#__RefHeading___Toc1719_1416014115" text:style-name="Index_20_Link" text:visited-style-name="Index_20_Link">REPLACE<text:tab/>4</text:a></text:p>
            <text:p text:style-name="P96"><text:a xlink:type="simple" xlink:href="#__RefHeading___Toc14156_1937033018" text:style-name="Index_20_Link" text:visited-style-name="Index_20_Link">WHERE<text:tab/>4</text:a></text:p>
            <text:p text:style-name="P97"><text:a xlink:type="simple" xlink:href="#__RefHeading___Toc10504_1592907931" text:style-name="Index_20_Link" text:visited-style-name="Index_20_Link">HAVING<text:tab/>4</text:a></text:p>
            <text:p text:style-name="P97"><text:a xlink:type="simple" xlink:href="#__RefHeading___Toc1721_1416014115" text:style-name="Index_20_Link" text:visited-style-name="Index_20_Link">IN<text:tab/>4</text:a></text:p>
            <text:p text:style-name="P96"><text:a xlink:type="simple" xlink:href="#__RefHeading___Toc1723_1416014115" text:style-name="Index_20_Link" text:visited-style-name="Index_20_Link">AS<text:tab/>4</text:a></text:p>
            <text:p text:style-name="P95"><text:a xlink:type="simple" xlink:href="#__RefHeading___Toc1657_1416014115" text:style-name="Index_20_Link" text:visited-style-name="Index_20_Link">numbers<text:tab/>5</text:a></text:p>
            <text:p text:style-name="P96"><text:a xlink:type="simple" xlink:href="#__RefHeading___Toc1659_1416014115" text:style-name="Index_20_Link" text:visited-style-name="Index_20_Link">COUNT<text:tab/>5</text:a></text:p>
            <text:p text:style-name="P96"><text:a xlink:type="simple" xlink:href="#__RefHeading___Toc1661_1416014115" text:style-name="Index_20_Link" text:visited-style-name="Index_20_Link">AVG<text:tab/>5</text:a></text:p>
            <text:p text:style-name="P96"><text:a xlink:type="simple" xlink:href="#__RefHeading___Toc1663_1416014115" text:style-name="Index_20_Link" text:visited-style-name="Index_20_Link">LIMIT<text:tab/>5</text:a></text:p>
            <text:p text:style-name="P96"><text:a xlink:type="simple" xlink:href="#__RefHeading___Toc1665_1416014115" text:style-name="Index_20_Link" text:visited-style-name="Index_20_Link">SUM<text:tab/>5</text:a></text:p>
            <text:p text:style-name="P96"><text:a xlink:type="simple" xlink:href="#__RefHeading___Toc1667_1416014115" text:style-name="Index_20_Link" text:visited-style-name="Index_20_Link">MAX<text:tab/>5</text:a></text:p>
            <text:p text:style-name="P96"><text:a xlink:type="simple" xlink:href="#__RefHeading___Toc14138_1937033018" text:style-name="Index_20_Link" text:visited-style-name="Index_20_Link">MIN<text:tab/>5</text:a></text:p>
            <text:p text:style-name="P96"><text:a xlink:type="simple" xlink:href="#__RefHeading___Toc14146_1937033018" text:style-name="Index_20_Link" text:visited-style-name="Index_20_Link">ROUND<text:tab/>5</text:a></text:p>
            <text:p text:style-name="P97"><text:a xlink:type="simple" xlink:href="#__RefHeading___Toc1680_1416014115" text:style-name="Index_20_Link" text:visited-style-name="Index_20_Link">BETWEEN<text:tab/>5</text:a></text:p>
            <text:p text:style-name="P95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55"><text:span text:style-name="T20">Structured Query Language</text:span> is a special language, often known as a query language, used <text:span text:style-name="T40">to interact with database systems. </text:span></text:p>
        <text:p text:style-name="P59">You can use SQL to create, retrieve, update, and delete data, as well as create and manipulate structures that hold that data. </text:p>
        <text:p text:style-name="P59">Its basic purpose is to support the interaction between a client and a database system.</text:p>
        <text:h text:style-name="P102" text:outline-level="1"/>
        <text:h text:style-name="P89" text:outline-level="2"><text:bookmark-start text:name="__RefHeading___Toc1672_1416014115"/>Commands<text:bookmark-end text:name="__RefHeading___Toc1672_1416014115"/></text:h>
        <text:p text:style-name="P64">Clauses perform specific tasks in SQL. By convention, clauses are written </text:p>
        <text:p text:style-name="P66">IN CAPITAL LETTERS. </text:p>
        <text:p text:style-name="P63">Clauses can also be referred to as commands </text:p>
        <text:h text:style-name="P79" text:outline-level="2"><text:bookmark-start text:name="__RefHeading___Toc673_2075352930"/>Parameters<text:bookmark-end text:name="__RefHeading___Toc673_2075352930"/></text:h>
        <text:p text:style-name="P5"><text:span text:style-name="T26">are</text:span> a list of columns, data types, or values that are passed to a clause as an argument. </text:p>
        <text:p text:style-name="P4"/>
        <text:h text:style-name="P87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1"><text:span text:style-name="Source_20_Text"><text:s text:c="2"/>column_1 datatype, </text:span></text:p>
        <text:p text:style-name="P21"><text:span text:style-name="Source_20_Text"><text:s text:c="2"/>column_2 datatype, </text:span></text:p>
        <text:p text:style-name="P21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2"><text:span text:style-name="Source_20_Text">CREATE TABLE artists</text:span></text:p>
              <text:p text:style-name="P22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33">is</text:span> a <text:span text:style-name="T22">unique identifier</text:span><text:span text:style-name="T33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0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0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0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0">None</text:span> of the values in this column are <text:span text:style-name="T20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0">do not need to be unique and can be </text:span><text:span text:style-name="Source_20_Text"><text:span text:style-name="T20">NULL</text:span></text:span><text:span text:style-name="T20">. </text:span></text:p>
        <text:h text:style-name="P79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0"><text:span text:style-name="T20">ALTER TABLE</text:span> table_name </text:p>
              <text:p text:style-name="P40"><text:span text:style-name="T17">ADD COLUMN</text:span><text:span text:style-name="T14"> datatype;</text:span></text:p>
            </table:table-cell>
          </table:table-row>
          <table:table-row>
            <table:table-cell table:style-name="Table1.A2" office:value-type="string">
              <text:p text:style-name="P65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28"><text:span text:style-name="Source_20_Text"><text:span text:style-name="T20">DELETE</text:span></text:span><text:span text:style-name="Source_20_Text"> FROM table_name WHERE some_column = some_value;</text:span></text:p>
              <text:p text:style-name="Standard"><text:span text:style-name="Source_20_Text"><text:span text:style-name="T20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28"><text:span text:style-name="T20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7" text:outline-level="2"><text:bookmark-start text:name="__RefHeading___Toc14395_703006447"/>JOIN<text:bookmark-end text:name="__RefHeading___Toc14395_703006447"/></text:h>
        <text:h text:style-name="P116" text:outline-level="3"><text:bookmark-start text:name="__RefHeading___Toc1121_244296874"/>Inner Join<text:bookmark-end text:name="__RefHeading___Toc1121_244296874"/></text:h>
        <text:p text:style-name="P19"><text:span text:style-name="Source_20_Text">SELECT col_name(s) FROM table_1</text:span></text:p>
        <text:p text:style-name="P19"><text:span text:style-name="Source_20_Text"><text:span text:style-name="T20">JOIN</text:span></text:span><text:span text:style-name="Source_20_Text"> </text:span><text:span text:style-name="Source_20_Text"><text:span text:style-name="T34">table_2 </text:span></text:span><text:span text:style-name="Source_20_Text"><text:span text:style-name="T20">ON</text:span></text:span><text:span text:style-name="Source_20_Text"> </text:span></text:p>
        <text:p text:style-name="P19"><text:span text:style-name="Source_20_Text">table_1.col_name = table_2.col_name;</text:span></text:p>
        <text:p text:style-name="P2">An inner join will combine rows from different tables if the <text:span text:style-name="Emphasis">join condition</text:span> is true.</text:p>
        <text:p text:style-name="P19">SELECT * FROM <text:s/>albums</text:p>
        <text:p text:style-name="P19"><text:s text:c="2"/><text:span text:style-name="T20">JOIN</text:span> <text:span text:style-name="T34">artists</text:span> <text:span text:style-name="T20">ON</text:span></text:p>
        <text:p text:style-name="P19"><text:s text:c="4"/><text:span text:style-name="T20">albums.artist_id</text:span> = <text:span text:style-name="T20">artists.id;</text:span></text:p>
        <text:p text:style-name="P54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0">artist_id</text:span></text:span><text:span text:style-name="T2"> in the </text:span><text:span text:style-name="Source_20_Text"><text:span text:style-name="T20">albums</text:span></text:span><text:span text:style-name="T2"> table to match it with exactly one row in the </text:span><text:span text:style-name="Source_20_Text"><text:span text:style-name="T20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4"><text:span text:style-name="T2">We know it will only match one row in the </text:span><text:span text:style-name="Source_20_Text"><text:span text:style-name="T20">artists</text:span></text:span><text:span text:style-name="T2"> table because </text:span><text:span text:style-name="Source_20_Text"><text:span text:style-name="T20">id</text:span></text:span><text:span text:style-name="T2"> is the </text:span><text:span text:style-name="Source_20_Text"><text:span text:style-name="T20">PRIMARY KEY</text:span></text:span><text:span text:style-name="T2"> of </text:span><text:span text:style-name="Source_20_Text"><text:span text:style-name="T20">artists</text:span></text:span><text:span text:style-name="T2">. </text:span></text:p>
        <text:h text:style-name="P117" text:outline-level="3"><text:bookmark-start text:name="__RefHeading___Toc1123_244296874"/>Outer Join<text:bookmark-end text:name="__RefHeading___Toc1123_244296874"/></text:h>
        <text:p text:style-name="P20"><text:span text:style-name="Source_20_Text">SELECT column_name(s) FROM table_1</text:span></text:p>
        <text:p text:style-name="P20"><text:span text:style-name="Source_20_Text">LEFT JOIN table_2</text:span></text:p>
        <text:p text:style-name="P53"><text:span text:style-name="Source_20_Text">ON table_1.column_name = table_2.column_name;</text:span></text:p>
        <text:p text:style-name="P3">do not require the <text:span text:style-name="T20">join condition</text:span> to be met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0">SELECT</text:p>
              <text:p text:style-name="P40"><text:s text:c="2"/>albums.name AS 'Album',</text:p>
              <text:p text:style-name="P40"><text:s text:c="2"/>albums.year,</text:p>
              <text:p text:style-name="P40"><text:s text:c="2"/>artists.name AS 'Artist'</text:p>
              <text:p text:style-name="P40">FROM albums</text:p>
              <text:p text:style-name="P40">JOIN artists ON</text:p>
              <text:p text:style-name="P40"><text:s text:c="2"/>albums.artist_id = artists.id</text:p>
              <text:p text:style-name="P40">WHERE albums.year &gt; 1980;</text:p>
            </table:table-cell>
          </table:table-row>
        </table:table>
        <text:p text:style-name="P70"/>
        <text:p text:style-name="Preformatted_20_Text"/>
        <text:h text:style-name="P118" text:outline-level="3"/>
        <text:h text:style-name="P88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27">INSERT INTO table_name (column_1,</text:p>
              <text:p text:style-name="P24"><text:s/>column_2, column_3) </text:p>
              <text:p text:style-name="P27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6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6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27">INSERT INTO people VALUES (<text:span text:style-name="T43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58"><text:span text:style-name="T41">but </text:span>it’s safer and more convenient if</text:p>
              <text:p text:style-name="P58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5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3"><text:span text:style-name="Source_20_Text">SELECT COUNT(*)</text:span></text:p>
              <text:p text:style-name="P23"><text:span text:style-name="Source_20_Text">FROM table_name</text:span></text:p>
              <text:p text:style-name="P23">GROUP BY column_name;</text:p>
            </table:table-cell>
            <table:table-cell table:style-name="Table6.B1" office:value-type="string">
              <text:p text:style-name="P13">sintax</text:p>
            </table:table-cell>
          </table:table-row>
          <table:table-row>
            <table:table-cell table:style-name="Table6.A2" office:value-type="string">
              <text:p text:style-name="P23">SELECT price, COUNT(*)</text:p>
              <text:p text:style-name="P23">FROM fake_apps</text:p>
              <text:p text:style-name="P23">GROUP BY price;</text:p>
            </table:table-cell>
            <table:table-cell table:style-name="Table6.B2" office:value-type="string">
              <text:p text:style-name="P13">example</text:p>
            </table:table-cell>
          </table:table-row>
          <table:table-row>
            <table:table-cell table:style-name="Table6.A2" office:value-type="string">
              <text:p text:style-name="P36">SELECT continent, COUNT(name)</text:p>
              <text:p text:style-name="P36"><text:s text:c="2"/>FROM world</text:p>
              <text:p text:style-name="P36"><text:s/>GROUP BY continent</text:p>
            </table:table-cell>
            <table:table-cell table:style-name="Table6.B2" office:value-type="string">
              <text:p text:style-name="P57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81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3"><text:span text:style-name="Source_20_Text">SELECT column_name</text:span></text:p>
              <text:p text:style-name="P43"><text:span text:style-name="Source_20_Text">FROM table_name</text:span></text:p>
              <text:p text:style-name="P42"><text:span text:style-name="T20">ORDER BY</text:span> column_name <text:span text:style-name="T20">ASC|DESC;</text:span></text:p>
            </table:table-cell>
            <table:table-cell table:style-name="Table3.B1" office:value-type="string">
              <text:p text:style-name="P15">sintax</text:p>
            </table:table-cell>
          </table:table-row>
          <table:table-row>
            <table:table-cell table:style-name="Table3.A2" office:value-type="string">
              <text:p text:style-name="P43">SELECT * FROM movies</text:p>
              <text:p text:style-name="P43"><text:span text:style-name="T20">ORDER B</text:span><text:span text:style-name="T21">Y</text:span> imdb_rating <text:span text:style-name="T20">DESC</text:span>;</text:p>
            </table:table-cell>
            <table:table-cell table:style-name="Table3.B2" office:value-type="string">
              <text:p text:style-name="P15">example</text:p>
            </table:table-cell>
          </table:table-row>
          <table:table-row>
            <table:table-cell table:style-name="Table3.A2" office:value-type="string">
              <text:p text:style-name="P43">ORDER BY subject,winner</text:p>
            </table:table-cell>
            <table:table-cell table:style-name="Table3.B2" office:value-type="string">
              <text:p text:style-name="Standard"><text:span text:style-name="T53">2</text:span> things</text:p>
            </table:table-cell>
          </table:table-row>
        </table:table>
        <text:p text:style-name="P67">indicates you want to sort the result set by a particular column either alphabetic or numerical</text:p>
        <text:h text:style-name="P78" text:outline-level="2"/>
        <text:h text:style-name="P86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9"><text:span text:style-name="Source_20_Text">SELECT column_name(s)</text:span></text:p>
              <text:p text:style-name="P29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20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7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7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9">A%</text:span></text:span><text:span text:style-name="Source_20_Text"><text:span text:style-name="T28"> </text:span></text:span>matches all movies that <text:span text:style-name="T20">begin</text:span> with "<text:span text:style-name="Source_20_Text"><text:span text:style-name="T28">A</text:span></text:span>" </text:p>
        <text:p text:style-name="P61"><text:span text:style-name="Source_20_Text"><text:span text:style-name="T29">%a</text:span></text:span><text:span text:style-name="Source_20_Text"><text:span text:style-name="T28"> </text:span></text:span>matches all movies that <text:span text:style-name="T20">end</text:span> with "<text:span text:style-name="Source_20_Text"><text:span text:style-name="T28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29"><text:span text:style-name="Source_20_Text">SELECT * FROM movies </text:span></text:p>
              <text:p text:style-name="P29"><text:span text:style-name="Source_20_Text">WHERE name LIKE '%man%';</text:span></text:p>
            </table:table-cell>
          </table:table-row>
        </table:table>
        <text:p text:style-name="Standard">You can use % <text:span text:style-name="T20">both before and after</text:span> a pattern. </text:p>
        <text:h text:style-name="P119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48"> </text:span><text:span text:style-name="T38">(</text:span><text:span text:style-name="T37">Mexico City</text:span><text:span text:style-name="T38">, etc)</text:span></text:p>
            </table:table-cell>
          </table:table-row>
          <table:table-row>
            <table:table-cell table:style-name="Table28.A2" office:value-type="string">
              <text:p text:style-name="P37">concat('%', name, '%')</text:p>
            </table:table-cell>
          </table:table-row>
        </table:table>
        <text:h text:style-name="P83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20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21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1"><text:span text:style-name="Source_20_Text"/></text:p>
              <text:p text:style-name="P41"><text:span text:style-name="Source_20_Text"/></text:p>
              <text:p text:style-name="P41"><text:span text:style-name="Source_20_Text">SELECT * </text:span></text:p>
              <text:p text:style-name="P41"><text:span text:style-name="Source_20_Text">FROM friends WHERE h&gt; 25 </text:span><text:span text:style-name="Source_20_Text"><text:span text:style-name="T20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43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3"><text:span text:style-name="T20">AND</text:span> </text:p>
              <text:p text:style-name="P43">column_2 = value_2;</text:p>
            </table:table-cell>
            <table:table-cell table:style-name="Table4.A2" office:value-type="string">
              <text:p text:style-name="P43"><text:span text:style-name="T20">OR</text:span> </text:p>
              <text:p text:style-name="P43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22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3">WHERE population &gt; 250</text:p>
              <text:p text:style-name="P43"><text:span text:style-name="T20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67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81" text:outline-level="2"/>
        <text:h text:style-name="P76" text:outline-level="2"/>
        <text:h text:style-name="P76" text:outline-level="2"/>
        <text:h text:style-name="P85" text:outline-level="2"><text:bookmark-start text:name="__RefHeading___Toc14401_703006447"/><text:soft-page-break/>SELECT<text:bookmark-end text:name="__RefHeading___Toc14401_703006447"/></text:h>
        <text:p text:style-name="P29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0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0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23" text:outline-level="3"><text:bookmark-start text:name="__RefHeading___Toc1125_244296874"/>to query multiple tables <text:bookmark-end text:name="__RefHeading___Toc1125_244296874"/></text:h>
        <text:p text:style-name="P29"><text:span text:style-name="Source_20_Text">SELECT </text:span><text:span text:style-name="Source_20_Text"><text:span text:style-name="T20">albums</text:span></text:span><text:span text:style-name="Source_20_Text">.name, </text:span><text:span text:style-name="Source_20_Text"><text:span text:style-name="T34">artists</text:span></text:span><text:span text:style-name="Source_20_Text">.name </text:span></text:p>
        <text:p text:style-name="P29"><text:span text:style-name="Source_20_Text"><text:s text:c="2"/>FROM </text:span><text:span text:style-name="Source_20_Text"><text:span text:style-name="T20">albums</text:span></text:span><text:span text:style-name="Source_20_Text">, <text:tab/> <text:s/></text:span><text:span text:style-name="Source_20_Text"><text:span text:style-name="T34">artists;</text:span></text:span></text:p>
        <text:h text:style-name="P76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9">SELECT DISTINCT column_name </text:p>
              <text:p text:style-name="P11">FROM table_name;</text:p>
            </table:table-cell>
            <table:table-cell table:style-name="Table19.B1" office:value-type="string">
              <text:p text:style-name="P6">is used to return unique values in the result set. It filters out all duplicate values </text:p>
            </table:table-cell>
          </table:table-row>
        </table:table>
        <text:h text:style-name="P80" text:outline-level="2"><text:bookmark-start text:name="__RefHeading___Toc1676_1416014115"/>NULL<text:bookmark-end text:name="__RefHeading___Toc1676_1416014115"/></text:h>
        <text:p text:style-name="P40">SELECT * FROM family_members</text:p>
        <text:p text:style-name="P40">WHERE favorite_book IS NOT <text:span text:style-name="T20">NULL</text:span>;</text:p>
        <text:h text:style-name="P79" text:outline-level="2"><text:bookmark-start text:name="__RefHeading___Toc1678_1416014115"/>DATE<text:bookmark-end text:name="__RefHeading___Toc1678_1416014115"/></text:h>
        <text:p text:style-name="P40">SELECT * FROM celebs_born</text:p>
        <text:p text:style-name="P40">WHERE birthdate &gt; '1980-01-31';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2"><text:span text:style-name="Source_20_Text"><text:span text:style-name="T20">UPDATE</text:span></text:span><text:span text:style-name="Source_20_Text"> table_name</text:span></text:p>
              <text:p text:style-name="P32"><text:span text:style-name="Source_20_Text"><text:span text:style-name="T20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1"><text:span text:style-name="T20">UPDATE</text:span> people <text:span text:style-name="T20">SET</text:span> name = "Christopher" WHERE name = "Chris";</text:p>
            </table:table-cell>
          </table:table-row>
        </table:table>
        <text:p text:style-name="Standard"><text:span text:style-name="Source_20_Text"><text:span text:style-name="T30">UPDATE</text:span></text:span> stat<text:span text:style-name="T42">e</text:span>ments allow you to edit rows </text:p>
        <text:h text:style-name="P82" text:outline-level="2"><text:bookmark-start text:name="__RefHeading___Toc1719_1416014115"/>REPLACE<text:bookmark-end text:name="__RefHeading___Toc1719_1416014115"/></text:h>
        <text:p text:style-name="P38">SELECT name, <text:span text:style-name="T20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68">name</text:p>
            </table:table-cell>
            <table:table-cell table:style-name="Table25.B1" office:value-type="string">
              <text:p text:style-name="P68">REPLACE(capit<text:span text:style-name="T49">al)</text:span></text:p>
            </table:table-cell>
          </table:table-row>
          <table:table-row>
            <table:table-cell table:style-name="Table25.A2" office:value-type="string">
              <text:p text:style-name="P67">Monaco</text:p>
            </table:table-cell>
            <table:table-cell table:style-name="Table25.B2" office:value-type="string">
              <text:p text:style-name="P67">-Ville</text:p>
            </table:table-cell>
          </table:table-row>
          <table:table-row>
            <table:table-cell table:style-name="Table25.A2" office:value-type="string">
              <text:p text:style-name="P67">Mexico</text:p>
            </table:table-cell>
            <table:table-cell table:style-name="Table25.B2" office:value-type="string">
              <text:p text:style-name="P67">City</text:p>
            </table:table-cell>
          </table:table-row>
        </table:table>
        <text:h text:style-name="P104" text:outline-level="3"/>
        <text:h text:style-name="P90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30"><text:span text:style-name="Source_20_Text">SELECT column_name(s)</text:span></text:p>
              <text:p text:style-name="P30"><text:span text:style-name="Source_20_Text">FROM table_name</text:span></text:p>
              <text:p text:style-name="Preformatted_20_Text"><text:span text:style-name="Source_20_Text"><text:span text:style-name="T20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30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30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  <text:p text:style-name="P46"><text:span text:style-name="Source_20_Text"><text:span text:style-name="T20"/></text:span></text:p>
              <text:p text:style-name="P46"><text:span text:style-name="Source_20_Text"><text:span text:style-name="T20">&lt;&gt;</text:span></text:span> </text:p>
            </table:table-cell>
            <table:table-cell table:style-name="Table12.B1" office:value-type="string">
              <text:p text:style-name="Preformatted_20_Text">SELECT COUNT(*) <text:s text:c="4"/><text:span text:style-name="T36">example</text:span></text:p>
              <text:p text:style-name="Preformatted_20_Text">FROM friends_of_pickles</text:p>
              <text:p text:style-name="Preformatted_20_Text">WHERE species = 'dog';</text:p>
              <text:p text:style-name="Preformatted_20_Text"/>
              <text:p text:style-name="P18">not equal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47">HAVING</text:p>
            </table:table-cell>
            <table:table-cell table:style-name="Table27.B1" office:value-type="string">
              <text:p text:style-name="P47">WHERE</text:p>
            </table:table-cell>
          </table:table-row>
          <table:table-row>
            <table:table-cell table:style-name="Table27.A2" office:value-type="string">
              <text:p text:style-name="P67">used to check conditions after the aggregation takes place</text:p>
            </table:table-cell>
            <table:table-cell table:style-name="Table27.B2" office:value-type="string">
              <text:p text:style-name="P67">used before the aggregation takes place</text:p>
            </table:table-cell>
          </table:table-row>
        </table:table>
        <text:h text:style-name="P122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20">IN</text:span> ('cat', 'human');</text:p>
            </table:table-cell>
          </table:table-row>
        </table:table>
        <text:p text:style-name="Standard">would return the <text:span text:style-name="Strong_20_Emphasis"><text:span text:style-name="T2">friends_of_pickles</text:span></text:span> that are <text:span text:style-name="T20">either</text:span> a cat or a human. </text:p>
        <text:p text:style-name="Standard">To find rows that are not in a list, use<text:span text:style-name="T20"> </text:span><text:span text:style-name="Source_20_Text"><text:span text:style-name="T20">NOT IN</text:span></text:span> </text:p>
        <text:p text:style-name="P69">you can use parenthesis to group many <text:span text:style-name="T14">WHERE</text:span></text:p>
        <text:p text:style-name="P44">WHERE (product &gt; 3 AND category = 75)</text:p>
        <text:p text:style-name="P44"/>
        <text:p text:style-name="P67">the <text:span text:style-name="T19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45">SELECT name FROM world</text:p>
              <text:p text:style-name="P45"><text:s text:c="2"/>WHERE population &gt;</text:p>
              <text:p text:style-name="P45"><text:s text:c="5"/>(SELECT population FROM world</text:p>
              <text:p text:style-name="P12"><text:s text:c="6"/>WHERE name='Russia')</text:p>
            </table:table-cell>
          </table:table-row>
        </table:table>
        <text:h text:style-name="P81" text:outline-level="2"><text:bookmark-start text:name="__RefHeading___Toc1723_1416014115"/>AS<text:bookmark-end text:name="__RefHeading___Toc1723_1416014115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3">SELECT column_name</text:p>
              <text:p text:style-name="P43"><text:s text:c="2"/>AS 'Alias'</text:p>
              <text:p text:style-name="P43">FROM table_name;</text:p>
            </table:table-cell>
            <table:table-cell table:style-name="Table11.B1" office:value-type="string">
              <text:p text:style-name="P43">albums.name </text:p>
              <text:p text:style-name="P43">AS 'Album' </text:p>
            </table:table-cell>
          </table:table-row>
        </table:table>
        <text:p text:style-name="P69"><text:span text:style-name="Source_20_Text">AS</text:span> is a keyword in SQL that allows you to rename a column or table using an <text:span text:style-name="Emphasis">alias</text:span>.</text:p>
        <text:h text:style-name="P91" text:outline-level="1"><text:bookmark-start text:name="__RefHeading___Toc1657_1416014115"/><text:soft-page-break/>numbers<text:bookmark-end text:name="__RefHeading___Toc1657_1416014115"/></text:h>
        <text:h text:style-name="P79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0">SELECT <text:span text:style-name="T20">COUNT</text:span>(column_name)</text:p>
              <text:p text:style-name="P40">FROM table_name;</text:p>
            </table:table-cell>
            <table:table-cell table:style-name="Table5.B1" office:value-type="string">
              <text:p text:style-name="P14">sintax</text:p>
            </table:table-cell>
          </table:table-row>
          <table:table-row>
            <table:table-cell table:style-name="Table5.A2" office:value-type="string">
              <text:p text:style-name="P40">SELECT <text:span text:style-name="T20">COUNT</text:span>(*) </text:p>
              <text:p text:style-name="P40">FROM fake_apps;</text:p>
            </table:table-cell>
            <table:table-cell table:style-name="Table5.B2" office:value-type="string">
              <text:p text:style-name="P14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0"><text:span text:style-name="T20">SELECT</text:span> price, <text:span text:style-name="T20">COUNT</text:span>(*) <text:span text:style-name="T20">FROM</text:span> fake_apps</text:p>
              <text:p text:style-name="P39"><text:span text:style-name="T20">WHERE</text:span> downloads &gt;20000 <text:span text:style-name="T20">GROUP</text:span> <text:span text:style-name="T20">BY</text:span> price;</text:p>
            </table:table-cell>
          </table:table-row>
        </table:table>
        <text:h text:style-name="P79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0"><text:span text:style-name="Source_20_Text">SELECT </text:span><text:span text:style-name="Source_20_Text"><text:span text:style-name="T20">AVG</text:span></text:span><text:span text:style-name="Source_20_Text">(column_name)</text:span></text:p>
              <text:p text:style-name="P40"><text:span text:style-name="Source_20_Text">FROM table_name;</text:span></text:p>
            </table:table-cell>
          </table:table-row>
        </table:table>
        <text:p text:style-name="P62">returns the average value for a numeric column.</text:p>
        <text:h text:style-name="P79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0">SELECT column_name(s)</text:p>
              <text:p text:style-name="P40">FROM table_name</text:p>
              <text:p text:style-name="P17">LIMIT number;</text:p>
            </table:table-cell>
            <table:table-cell table:style-name="Table2.B1" office:value-type="string">
              <text:p text:style-name="P14">sintax</text:p>
            </table:table-cell>
          </table:table-row>
          <table:table-row>
            <table:table-cell table:style-name="Table2.A2" office:value-type="string">
              <text:p text:style-name="P40">SELECT * FROM movies</text:p>
              <text:p text:style-name="P40">ORDER BY imdb_rating ASC</text:p>
              <text:p text:style-name="P17">LIMIT 3;</text:p>
            </table:table-cell>
            <table:table-cell table:style-name="Table2.B2" office:value-type="string">
              <text:p text:style-name="P14">example</text:p>
            </table:table-cell>
          </table:table-row>
        </table:table>
        <text:p text:style-name="P62">lets you specify the maximum number of rows the result set will have. <text:span text:style-name="T39">(o limit(1))</text:span></text:p>
        <text:h text:style-name="P79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0"><text:span text:style-name="Source_20_Text">SELECT </text:span><text:span text:style-name="Source_20_Text"><text:span text:style-name="T20">SUM</text:span></text:span><text:span text:style-name="Source_20_Text">(column_name)</text:span></text:p>
              <text:p text:style-name="P40">FROM table_name;</text:p>
            </table:table-cell>
            <table:table-cell table:style-name="Table7.B1" office:value-type="string">
              <text:p text:style-name="P14">sintax</text:p>
            </table:table-cell>
          </table:table-row>
          <table:table-row table:style-name="Table7.2">
            <table:table-cell table:style-name="Table7.A2" office:value-type="string">
              <text:p text:style-name="P40">SELECT <text:span text:style-name="T20">SUM</text:span>(downloads)</text:p>
              <text:p text:style-name="P40">FROM fake_apps;</text:p>
            </table:table-cell>
            <table:table-cell table:style-name="Table7.B2" office:value-type="string">
              <text:p text:style-name="P14">example</text:p>
            </table:table-cell>
          </table:table-row>
        </table:table>
        <text:p text:style-name="P7">takes the name of a column as an argument and returns the sum of all the values in that column.</text:p>
        <text:h text:style-name="P79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0">SELECT MAX(column_name)</text:p>
              <text:p text:style-name="P40">FROM table_name;</text:p>
            </table:table-cell>
            <table:table-cell table:style-name="Table8.B1" office:value-type="string">
              <text:p text:style-name="P40">sintax</text:p>
            </table:table-cell>
          </table:table-row>
          <table:table-row>
            <table:table-cell table:style-name="Table8.A2" office:value-type="string">
              <text:p text:style-name="P40">SELECT MAX(downloads) </text:p>
              <text:p text:style-name="P40">FROM fake_apps;</text:p>
            </table:table-cell>
            <table:table-cell table:style-name="Table8.B2" office:value-type="string">
              <text:p text:style-name="P40">example</text:p>
            </table:table-cell>
          </table:table-row>
        </table:table>
        <text:p text:style-name="P63">takes the name of a column as an argument and returns the largest value in that column.</text:p>
        <text:p text:style-name="P40">SELECT name, category, MAX(downloads)</text:p>
        <text:p text:style-name="P40">FROM fake_apps GROUP BY category;</text:p>
        <text:h text:style-name="P79" text:outline-level="2"><text:bookmark-start text:name="__RefHeading___Toc14138_1937033018"/>MIN<text:bookmark-end text:name="__RefHeading___Toc14138_1937033018"/></text:h>
        <text:p text:style-name="P40"><text:span text:style-name="Source_20_Text">SELECT </text:span><text:span text:style-name="Source_20_Text"><text:span text:style-name="T20">MIN</text:span></text:span><text:span text:style-name="Source_20_Text">(column_name)</text:span></text:p>
        <text:p text:style-name="P40"><text:span text:style-name="Source_20_Text">FROM table_name;</text:span></text:p>
        <text:p text:style-name="P63"><text:span text:style-name="Source_20_Text">MIN()</text:span> is a function that takes the name of a column as an argument and returns the smallest value in that column.</text:p>
        <text:h text:style-name="P79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0">SELECT <text:span text:style-name="T20">ROUND</text:span>(column_name,in<text:span text:style-name="T32">t</text:span>)</text:p>
              <text:p text:style-name="P40">FROM table_name;</text:p>
            </table:table-cell>
            <table:table-cell table:style-name="Table9.B1" office:value-type="string">
              <text:p text:style-name="P14">sintax</text:p>
            </table:table-cell>
          </table:table-row>
          <table:table-row>
            <table:table-cell table:style-name="Table9.A2" office:value-type="string">
              <text:p text:style-name="P40">SELECT price, <text:span text:style-name="T20">ROUND</text:span>(AVG(downloads),2)</text:p>
            </table:table-cell>
            <table:table-cell table:style-name="Table9.B2" office:value-type="string">
              <text:p text:style-name="P14">example</text:p>
            </table:table-cell>
          </table:table-row>
        </table:table>
        <text:p text:style-name="P40"><text:span text:style-name="Source_20_Text"/></text:p>
        <text:p text:style-name="P63">takes a column name and an integer as an argument. </text:p>
        <text:p text:style-name="P62">It rounds the values in the column to the number of decimal places specified by the integer.</text:p>
        <text:h text:style-name="P124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0"><text:span text:style-name="Source_20_Text">SELECT column(s)</text:span><text:span text:style-name="Source_20_Text"><text:span text:style-name="T52"> </text:span></text:span><text:span text:style-name="Source_20_Text">FROM table_name</text:span></text:p>
              <text:p text:style-name="P40"><text:span text:style-name="Source_20_Text">WHERE column </text:span></text:p>
              <text:p text:style-name="P40"><text:span text:style-name="Source_20_Text"><text:span text:style-name="T20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0"><text:span text:style-name="Source_20_Text">SELECT * FROM movies</text:span></text:p>
              <text:p text:style-name="P40"><text:span text:style-name="Source_20_Text">WHERE name </text:span><text:span text:style-name="Source_20_Text"><text:span text:style-name="T20">BETWEEN 'A' AND 'J';</text:span></text:span></text:p>
            </table:table-cell>
          </table:table-row>
        </table:table>
        <text:p text:style-name="P9"><text:span text:style-name="T51">The </text:span><text:span text:style-name="Source_20_Text"><text:span text:style-name="T31">BETWEEN</text:span></text:span><text:span text:style-name="T51"> operator is used to filter the result set within a certain range. The values can be </text:span><text:span text:style-name="T23">numbers, text or dates.</text:span></text:p>
        <text:h text:style-name="P92" text:outline-level="1"/>
        <text:h text:style-name="P94" text:outline-level="1">time</text:h>
        <text:p text:style-name="P10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4"><text:s text:c="5"/></text:span><text:span text:style-name="T20">date</text:span>(timestring<text:span text:style-name="T54">, mod, mod, ...)</text:span></text:p>
            </table:table-cell>
          </table:table-row>
          <table:table-row>
            <table:table-cell table:style-name="Table33.A2" office:value-type="string">
              <text:p text:style-name="P48"><text:span text:style-name="T20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8"><text:span text:style-name="T20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8"><text:span text:style-name="T20">julianday</text:span>(timestring, mod, mod...)</text:p>
            </table:table-cell>
          </table:table-row>
          <table:table-row>
            <table:table-cell table:style-name="Table33.A2" office:value-type="string">
              <text:p text:style-name="P48"><text:span text:style-name="T20">strftime</text:span>(format, timestring, mod, mo</text:p>
            </table:table-cell>
          </table:table-row>
        </table:table>
        <text:h text:style-name="Heading_20_2" text:outline-level="2"><text:tab/><text:span text:style-name="T54">strftime</text:span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54">f</text:span></text:p>
            </table:table-cell>
            <table:table-cell table:style-name="Table34.B2" office:value-type="string">
              <text:p text:style-name="P72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8">%H</text:p>
            </table:table-cell>
            <table:table-cell table:style-name="Table34.B3" office:value-type="string">
              <text:p text:style-name="P72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8">%j</text:p>
            </table:table-cell>
            <table:table-cell table:style-name="Table34.B4" office:value-type="string">
              <text:p text:style-name="P72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8">%J</text:p>
            </table:table-cell>
            <table:table-cell table:style-name="Table34.B5" office:value-type="string">
              <text:p text:style-name="P72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8">%m</text:p>
            </table:table-cell>
            <table:table-cell table:style-name="Table34.B6" office:value-type="string">
              <text:p text:style-name="P72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8">%M</text:p>
            </table:table-cell>
            <table:table-cell table:style-name="Table34.B7" office:value-type="string">
              <text:p text:style-name="P72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8">%s</text:p>
            </table:table-cell>
            <table:table-cell table:style-name="Table34.B8" office:value-type="string">
              <text:p text:style-name="P72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8">%S</text:p>
            </table:table-cell>
            <table:table-cell table:style-name="Table34.B9" office:value-type="string">
              <text:p text:style-name="P72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8">%w</text:p>
            </table:table-cell>
            <table:table-cell table:style-name="Table34.B10" office:value-type="string">
              <text:p text:style-name="P72">day of week </text:p>
            </table:table-cell>
            <table:table-cell table:style-name="Table34.C2" office:value-type="string">
              <text:p text:style-name="Preformatted_20_Text">0-6 <text:span text:style-name="T35">with Sunday==</text:span><text:span text:style-name="T14">0</text:span></text:p>
            </table:table-cell>
          </table:table-row>
          <table:table-row>
            <table:table-cell table:style-name="Table34.A2" office:value-type="string">
              <text:p text:style-name="P48">%W</text:p>
            </table:table-cell>
            <table:table-cell table:style-name="Table34.B11" office:value-type="string">
              <text:p text:style-name="P72"><text:span text:style-name="T54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8">%Y</text:p>
            </table:table-cell>
            <table:table-cell table:style-name="Table34.B12" office:value-type="string">
              <text:p text:style-name="P72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8">%%</text:p>
            </table:table-cell>
            <table:table-cell table:style-name="Table34.B13" office:value-type="string">
              <text:p text:style-name="P71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50">my_date = "Fri, Sep 15 2017"</text:p>
              <text:p text:style-name="P49">Flight.find_by_sql [ "SELECT * </text:p>
              <text:p text:style-name="P49"><text:span text:style-name="T55"><text:s text:c="2"/></text:span>FROM flights </text:p>
              <text:p text:style-name="P49"><text:span text:style-name="T55"><text:s text:c="2"/></text:span>WHERE </text:p>
              <text:p text:style-name="P49"><text:span text:style-name="T55"><text:s text:c="4"/></text:span><text:span text:style-name="T20">strftime</text:span>('%d %m %Y', date) = ?",</text:p>
              <text:p text:style-name="P49"><text:span text:style-name="T55"><text:s text:c="2"/></text:span>Time.parse(my_date).strftime</text:p>
              <text:p text:style-name="P25">('%d %m %Y')<text:span text:style-name="T55">]</text:span></text:p>
            </table:table-cell>
          </table:table-row>
        </table:table>
        <text:p text:style-name="Text_20_body"/>
        <text:h text:style-name="P93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16">require 'sqlite3'</text:p>
              <text:p text:style-name="Preformatted_20_Text">$db = SQLite3::Database.new("dbfile")</text:p>
              <text:p text:style-name="Preformatted_20_Text">$db.results_as_hash = true <text:s text:c="2"/><text:span text:style-name="T45">#global var</text:span></text:p>
            </table:table-cell>
          </table:table-row>
          <table:table-row>
            <table:table-cell table:style-name="Table23.A2" office:value-type="string">
              <text:p text:style-name="P33">def <text:span text:style-name="T20">create_table</text:span></text:p>
              <text:p text:style-name="P33"><text:s text:c="2"/>puts "Creating people table"</text:p>
              <text:p text:style-name="P33"><text:s text:c="2"/>$db<text:span text:style-name="T20">.execute</text:span> %q{</text:p>
              <text:p text:style-name="P33"><text:s text:c="4"/><text:span text:style-name="T20">CREATE TABLE </text:span>people (</text:p>
              <text:p text:style-name="P33"><text:s text:c="4"/>id integer primary key,</text:p>
              <text:p text:style-name="P33"><text:s text:c="4"/>name varchar(50),</text:p>
              <text:p text:style-name="P33"><text:s text:c="4"/>job varchar(50),</text:p>
              <text:p text:style-name="P33"><text:s text:c="4"/>gender varchar(6),</text:p>
              <text:p text:style-name="P33"><text:s text:c="4"/>age integer)</text:p>
              <text:p text:style-name="P33"><text:s text:c="2"/>}</text:p>
              <text:p text:style-name="P33">end</text:p>
            </table:table-cell>
          </table:table-row>
          <table:table-row>
            <table:table-cell table:style-name="Table23.A2" office:value-type="string">
              <text:p text:style-name="P34">def <text:span text:style-name="T20">add_person</text:span></text:p>
              <text:p text:style-name="P34"><text:s text:c="2"/>puts "Enter name:"</text:p>
              <text:p text:style-name="P34"><text:s text:c="2"/>name <text:tab/> = gets.chomp</text:p>
              <text:p text:style-name="P34"><text:s text:c="2"/>puts "Enter job:"</text:p>
              <text:p text:style-name="P34"><text:s text:c="2"/>job <text:tab/> = gets.chomp</text:p>
              <text:p text:style-name="P34"><text:s text:c="2"/>puts "Enter gender:"</text:p>
              <text:p text:style-name="P34"><text:s text:c="2"/>gender = gets.chomp</text:p>
              <text:p text:style-name="P34"><text:s text:c="2"/>puts "Enter age:"</text:p>
              <text:p text:style-name="P34"><text:s text:c="2"/>age <text:tab/> = gets.chomp</text:p>
              <text:p text:style-name="P34"><text:s text:c="2"/>$db<text:span text:style-name="T20">.execute</text:span>("<text:span text:style-name="T20">INSERT INTO</text:span> people <text:s/></text:p>
              <text:p text:style-name="P34"><text:s text:c="2"/>(name, job, gender, age) <text:span text:style-name="T20">VALUES</text:span> </text:p>
              <text:p text:style-name="P34"><text:s text:c="2"/>(<text:span text:style-name="T20">?</text:span>, <text:span text:style-name="T20">?</text:span>, <text:span text:style-name="T20">?</text:span>, <text:span text:style-name="T20">?</text:span>)",name,job,gender,age)</text:p>
              <text:p text:style-name="P34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0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0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5"><text:s text:c="2"/>person = $db.<text:span text:style-name="T20">execute</text:span>("<text:span text:style-name="T20">SELECT</text:span> * FROM </text:p>
              <text:p text:style-name="P35"><text:s text:c="5"/>people <text:span text:style-name="T20">WHERE</text:span> name = ? OR id = ?", </text:p>
              <text:p text:style-name="P35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73"><text:span text:style-name="T47">The </text:span><text:span text:style-name="T15">$db.execute</text:span><text:span text:style-name="T47"> line cleverly checks both the name and id columns at the same time.</text:span></text:p>
        <text:h text:style-name="P84" text:outline-level="2"><text:span text:style-name="T57">#</text:span>find_by_sql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1">my_date = "Fri, Sep 15 2017"</text:p>
              <text:p text:style-name="P52">Flight.find_by_sql [ "SELECT * </text:p>
              <text:p text:style-name="P52"><text:span text:style-name="T55"><text:s text:c="2"/></text:span>FROM flights </text:p>
              <text:p text:style-name="P52"><text:span text:style-name="T55"><text:s text:c="2"/></text:span>WHERE </text:p>
              <text:p text:style-name="P52"><text:span text:style-name="T55"><text:s text:c="4"/></text:span><text:span text:style-name="T20">strftime</text:span>('%d %m %Y', date) = ?</text:p>
              <text:p text:style-name="P105"><text:s text:c="2"/>AND departure_airport = ?</text:p>
              <text:p text:style-name="P52"><text:span text:style-name="T56"><text:s text:c="2"/>AND arrival_airport = ?</text:span>",</text:p>
              <text:p text:style-name="P52"><text:span text:style-name="T55"><text:s text:c="2"/></text:span>Time.parse(my_date).strftime</text:p>
              <text:p text:style-name="P26">('%d %m %Y')<text:span text:style-name="T56">,</text:span></text:p>
              <text:p text:style-name="P106"><text:s text:c="2"/>'1', '2']</text:p>
            </table:table-cell>
          </table:table-row>
        </table:table>
        <text:h text:style-name="Heading_20_2" text:outline-level="2">sqlite3</text:h>
        <text:p text:style-name="P107"><text:span text:style-name="T40">$</text:span> sqlite3 test.db </text:p>
        <text:p text:style-name="P98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03" text:outline-level="2">Post<text:span text:style-name="T58">greSQL</text:span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108">$ psql --<text:span text:style-name="T20">version</text:span></text:p>
            </table:table-cell>
          </table:table-row>
        </table:table>
        <text:h text:style-name="P126" text:outline-level="3"><text:span text:style-name="T63">configure</text:span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 sudo -u<text:span text:style-name="T63"> postgres psql </text:span><text:span text:style-name="T46"># (new user)</text:span></text:p>
            </table:table-cell>
          </table:table-row>
          <table:table-row>
            <table:table-cell table:style-name="Table44.A2" office:value-type="string">
              <text:p text:style-name="P112"><text:s/>=# \password <text:s text:c="10"/><text:span text:style-name="T44"># (set passw)</text:span></text:p>
            </table:table-cell>
          </table:table-row>
          <table:table-row>
            <table:table-cell table:style-name="Table44.A2" office:value-type="string">
              <text:p text:style-name="P112"><text:s/>=# <text:span text:style-name="T20">create user</text:span> "salomanuel" with</text:p>
              <text:p text:style-name="P113"><text:s text:c="19"/>password 'secret';</text:p>
              <text:p text:style-name="P114"><text:span text:style-name="T63"><text:s/>=# </text:span><text:span text:style-name="T25">create database</text:span><text:span text:style-name="T65"> </text:span><text:span text:style-name="T64">"fl</text:span><text:span text:style-name="T65">ight_booker_development" </text:span></text:p>
              <text:p text:style-name="P113">owner "salomanuel";</text:p>
            </table:table-cell>
          </table:table-row>
        </table:table>
        <text:h text:style-name="P127" text:outline-level="3">permission denied to create database on rake db:create:all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115">$ sudo -u postgres -i</text:p>
              <text:p text:style-name="P115">$ psql</text:p>
              <text:p text:style-name="P115"><text:s/>=# ALTER USER salomanuel CREATEDB;</text:p>
            </table:table-cell>
          </table:table-row>
        </table:table>
        <text:h text:style-name="Heading_20_3" text:outline-level="3">new rails app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25" text:outline-level="3">pg gem</text:h>
        <text:p text:style-name="P99"><text:span text:style-name="T59">IS NECESSARY</text:span>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110"><text:span text:style-name="T60"># </text:span>config<text:span text:style-name="T60">/database.yml</text:span></text:p>
              <text:p text:style-name="P109">adapter: postgresql</text:p>
            </table:table-cell>
          </table:table-row>
        </table:table>
        <text:h text:style-name="Heading_20_3" text:outline-level="3">console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28" text:outline-level="3">migrate to Postg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61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112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112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3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111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62"> rails db:create:all</text:span></text:p>
            </table:table-cell>
          </table:table-row>
        </table:table>
        <text:p text:style-name="P100"><text:span text:style-name="T66">4. use gem </text:span><text:span text:style-name="T18">taps</text:span><text:span text:style-name="T66"> to migrate the db data</text:span></text:p>
        <text:p text:style-name="P99"/>
        <text:p text:style-name="P99"/>
        <text:p text:style-name="P99"/>
        <text:p text:style-name="P101"><text:soft-page-break/></text:p>
        <text:p text:style-name="P99"/>
        <text:p text:style-name="P99"/>
        <text:p text:style-name="P99"/>
        <text:p text:style-name="P9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2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9</text:page-number></text:span><text:span text:style-name="MT11">/</text:span><text:span text:style-name="MT11"><text:page-count>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5T17:39:05.500114522</dc:date>
    <meta:editing-duration>P34DT2H48M52S</meta:editing-duration>
    <meta:editing-cycles>752</meta:editing-cycles>
    <meta:generator>LibreOffice/5.4.1.2$Linux_X86_64 LibreOffice_project/40m0$Build-2</meta:generator>
    <meta:document-statistic meta:table-count="45" meta:image-count="0" meta:object-count="0" meta:page-count="9" meta:paragraph-count="474" meta:word-count="1981" meta:character-count="12126" meta:non-whitespace-character-count="10238"/>
  </office:meta>
</office:document-meta>
</file>